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</office:automatic-styles>
  <office:body>
    <office:text>
      <text:h text:style-name="Heading_20_2" text:outline-level="2">Highlights</text:h>
      <text:list text:style-name="L1">
        <text:list-item>
          <text:p text:style-name="P1">We develop a novel method for detecting parasite-induced host mortality.</text:p>
        </text:list-item>
        <text:list-item>
          <text:p text:style-name="P1">Our method outperforms previous methods for detecting parasite-induced host mortality.</text:p>
        </text:list-item>
        <text:list-item>
          <text:p text:style-name="P1">Our method correctly detects parasite-induced host mortality in empirical da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